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Times New Roman" fo:font-size="11pt" style:font-size-asian="11pt" style:font-size-complex="11pt"/>
    </style:style>
    <style:style style:name="P3" style:family="paragraph" style:parent-style-name="Standard" style:list-style-name="L1">
      <style:text-properties style:font-name="Times New Roman" fo:font-size="11pt" style:font-size-asian="11pt" style:font-size-complex="11pt"/>
    </style:style>
    <style:style style:name="P4" style:family="paragraph" style:parent-style-name="Standard" style:list-style-name="L1">
      <style:text-properties style:font-name="Times New Roman" fo:font-size="11pt" style:font-size-asian="11pt" style:font-size-complex="11pt"/>
    </style:style>
    <style:style style:name="P5" style:family="paragraph" style:parent-style-name="Standard" style:list-style-name="L1">
      <style:text-properties style:font-name="Times New Roman" fo:font-size="11pt" style:font-size-asian="11pt" style:font-size-complex="11pt"/>
    </style:style>
    <style:style style:name="P6" style:family="paragraph" style:parent-style-name="Standard" style:list-style-name="L1">
      <style:text-properties style:font-name="Times New Roman" fo:font-size="11pt" style:font-size-asian="11pt" style:font-size-complex="11pt"/>
    </style:style>
    <style:style style:name="P7" style:family="paragraph" style:parent-style-name="Standard">
      <style:text-properties style:font-name="Courier New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Courier New" fo:font-size="10pt" style:font-size-asian="10pt" style:font-size-complex="10pt"/>
    </style:style>
    <style:style style:name="P9" style:family="paragraph" style:parent-style-name="Standard" style:list-style-name="L2">
      <style:paragraph-properties fo:margin-left="0cm" fo:margin-right="0cm" fo:text-indent="0cm" style:auto-text-indent="false"/>
      <style:text-properties style:font-name="Courier New" fo:font-size="10pt" style:font-size-asian="10pt" style:font-size-complex="10pt"/>
    </style:style>
    <style:style style:name="P10" style:family="paragraph" style:parent-style-name="Standard" style:list-style-name="L2">
      <style:paragraph-properties fo:margin-left="0cm" fo:margin-right="0cm" fo:text-indent="0cm" style:auto-text-indent="false"/>
      <style:text-properties style:font-name="Courier New" fo:font-size="10pt" style:font-size-asian="10pt" style:font-size-complex="10pt"/>
    </style:style>
    <style:style style:name="P11" style:family="paragraph" style:parent-style-name="Standard" style:list-style-name="L2">
      <style:paragraph-properties fo:margin-left="0cm" fo:margin-right="0cm" fo:text-indent="0cm" style:auto-text-indent="false"/>
      <style:text-properties style:font-name="Courier New" fo:font-size="10pt" style:font-size-asian="10pt" style:font-size-complex="10pt"/>
    </style:style>
    <style:style style:name="P12" style:family="paragraph" style:parent-style-name="Standard" style:list-style-name="L2">
      <style:paragraph-properties fo:margin-left="0cm" fo:margin-right="0cm" fo:text-indent="0cm" style:auto-text-indent="false"/>
      <style:text-properties style:font-name="Courier New" fo:font-size="10pt" style:font-size-asian="10pt" style:font-size-complex="10pt"/>
    </style:style>
    <style:style style:name="P13" style:family="paragraph" style:parent-style-name="Standard" style:list-style-name="L2">
      <style:paragraph-properties fo:margin-left="0cm" fo:margin-right="0cm" fo:text-indent="0cm" style:auto-text-indent="false"/>
      <style:text-properties style:font-name="Courier New" fo:font-size="10pt" style:font-size-asian="10pt" style:font-size-complex="10pt"/>
    </style:style>
    <style:style style:name="P14" style:family="paragraph" style:parent-style-name="Standard" style:list-style-name="L2">
      <style:paragraph-properties fo:margin-left="0cm" fo:margin-right="0cm" fo:text-indent="0cm" style:auto-text-indent="false"/>
      <style:text-properties style:font-name="Courier New" fo:font-size="10pt" style:font-size-asian="10pt" style:font-size-complex="10pt"/>
    </style:style>
    <style:style style:name="P15" style:family="paragraph" style:parent-style-name="Standard" style:list-style-name="L2">
      <style:paragraph-properties fo:margin-left="0cm" fo:margin-right="0cm" fo:text-indent="0cm" style:auto-text-indent="false"/>
      <style:text-properties style:font-name="Courier New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3">Alla rättsinformationsdokument</text:p>
        </text:list-item>
        <text:list-item>
          <text:p text:style-name="P3">Dokument med visst nummer: all info</text:p>
        </text:list-item>
        <text:list-item>
          <text:p text:style-name="P3">Dokument med visst nummer: sammanfattning: titel, utfärdare, utfärdat datum</text:p>
        </text:list-item>
        <text:list-item>
          <text:p text:style-name="P3">Alla titlar</text:p>
        </text:list-item>
        <text:list-item>
          <text:p text:style-name="P3">Alla ämnen</text:p>
        </text:list-item>
        <text:list-item>
          <text:p text:style-name="P3">Alla utgivare</text:p>
        </text:list-item>
        <text:list-item>
          <text:p text:style-name="P3">Alla relationer från ett dokument</text:p>
        </text:list-item>
        <text:list-item>
          <text:p text:style-name="P3">Alla dokument som pekas ut av dokumentet</text:p>
        </text:list-item>
        <text:list-item>
          <text:p text:style-name="P3">Alla dokument som pekas ut av dokumentet, ordna i tidsordning (utfärdat datum)</text:p>
        </text:list-item>
        <text:list-item>
          <text:p text:style-name="P3">Alla andra dokument som hänvisar till dokumentet</text:p>
        </text:list-item>
        <text:list-item>
          <text:p text:style-name="P3">Alla andra dokument som hänvisar till dokumentet, ordna i tidsordning (utfärdat datum)</text:p>
        </text:list-item>
        <text:list-item>
          <text:p text:style-name="P3">Alla dokument som utfärdats inom viss tid</text:p>
        </text:list-item>
        <text:list-item>
          <text:p text:style-name="P3">Alla dokument som utfärdats av en viss organisation</text:p>
        </text:list-item>
        <text:list-item>
          <text:p text:style-name="P3">Alla dokument som utfärdats av en viss organisation, inom viss tid</text:p>
        </text:list-item>
        <text:list-item>
          <text:p text:style-name="P3">Alla dokument med viss titel</text:p>
        </text:list-item>
        <text:list-item>
          <text:p text:style-name="P3">Alla dokument med viss titel (börjar med)</text:p>
        </text:list-item>
        <text:list-item>
          <text:p text:style-name="P3">Alla dokument vars nummer börjar med</text:p>
        </text:list-item>
        <text:list-item>
          <text:p text:style-name="P3">Alla dokument med nummer inom intervall</text:p>
        </text:list-item>
        <text:list-item>
          <text:p text:style-name="P3">All statements in context</text:p>
        </text:list-item>
      </text:list>
      <text:p text:style-name="P2"/>
      <text:p text:style-name="P2">Motsvarande sökningar med som tar ut engelsk label mm...</text:p>
      <text:p text:style-name="P2"/>
      <text:p text:style-name="P2">Kontrollera att rätt info-schema används.</text:p>
      <text:p text:style-name="P2"/>
      <text:p text:style-name="P1">PREFIX dc:&lt;http://purl.org/dc/elements/1.1/&gt;</text:p>
      <text:p text:style-name="P1">PREFIX rdf:&lt;http://www.w3.org/1999/02/22-rdf-syntax-ns#&gt;</text:p>
      <text:p text:style-name="P1">PREFIX rinfo:&lt;http://rinfo.lagrummet.se/taxo/2007/09/rinfo/pub#&gt;</text:p>
      <text:p text:style-name="P1">PREFIX dct:&lt;http://purl.org/dc/terms/&gt;</text:p>
      <text:p text:style-name="P1">PREFIX foaf:&lt;http://xmlns.com/foaf/0.1/&gt;</text:p>
      <text:p text:style-name="P1">PREFIX vcard:&lt;http://www.w3.org/2001/vcard-rdf/3.0#&gt;</text:p>
      <text:p text:style-name="P1">PREFIX timeentry:&lt;http://www.w3.org/2006/time-entry#&gt;</text:p>
      <text:p text:style-name="P1">PREFIX skos:&lt;http://www.w3.org/2004/02/skos/core#&gt;</text:p>
      <text:p text:style-name="P1"/>
      <text:p text:style-name="P1"/>
      <text:list text:style-name="L2">
        <text:list-item>
          <text:p text:style-name="P9">SELECT ?dok WHERE { ?dok rdf:type rinfo:Rattsinformationsdokument }</text:p>
          <text:p text:style-name="P9"/>
        </text:list-item>
      </text:list>
      <text:p text:style-name="P8"><text:tab/>SELECT type,title</text:p>
      <text:p text:style-name="P8"><text:tab/>FROM {} dc:title {title};</text:p>
      <text:p text:style-name="P8"><text:tab/> <text:s text:c="7"/>rdf:type {type}</text:p>
      <text:list text:style-name="L2" text:continue-numbering="true">
        <text:list-header>
          <text:p text:style-name="P9">WHERE type = rinfo:Rattsinformationsdokument</text:p>
        </text:list-header>
      </text:list>
      <text:p text:style-name="P8"/>
      <text:list text:style-name="L2" text:continue-numbering="true">
        <text:list-item>
          <text:p text:style-name="P9"/>
        </text:list-item>
        <text:list-item>
          <text:p text:style-name="P9">SELECT ?dok WHERE { ?dok rinfo:fsNummer "1999:175" }</text:p>
        </text:list-item>
        <text:list-item>
          <text:p text:style-name="P9"/>
        </text:list-item>
        <text:list-item>
          <text:p text:style-name="P9"/>
        </text:list-item>
      </text:list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tin Björkman</meta:initial-creator>
    <meta:creation-date>2008-11-07T11:13:55</meta:creation-date>
    <dc:creator>Martin Björkman</dc:creator>
    <dc:date>2008-11-07T15:03:12</dc:date>
    <meta:editing-cycles>14</meta:editing-cycles>
    <meta:editing-duration>PT3H49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5" meta:word-count="229" meta:character-count="1511"/>
  </office:meta>
</office:document-meta>
</file>